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2295c0" officeooo:paragraph-rsid="002295c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خب همه ی ما می دانیم که ری اکت و ریداکس هیچگونه وابستگی به هم ندارند و می توانند جدا از هم کار کنند . و ما برای برقراری ارتباط بین انها از کتابخانه ی سومی به نام react-redux استفاده می کنیم . </text:p>
      <text:p text:style-name="P1"/>
      <text:p text:style-name="P1">اما قبل از اینکه پای این کتابخانه به کد باز شود یا شاید باز هم شده یا شاید <text:s/>ما نخواهیم از ان استفاده کنیم و فقط می خواهیم بدانیم که کدهای redux <text:s/>که نوشته ایم کار می کنند یا نه. <text:s/>مثلا action های ما چگونه اند و اگر dispatch کنیم ایا state تغییر می کند یا نه. </text:p>
      <text:p text:style-name="P1">برای این کار یه راه حل ساده داریم. در همان فایل جاوااسکریپت ریشه که action ها و conffigureStore را ایمپورت می کنیم می توانیم یک dispatch ساده بنویسیم بدون این که درون هیچ کامپوننت باشیم . انگاه از طریق افزونه ی ریداکس کروم خواهیم فهمید که state تغییر کرده یا نه . </text:p>
      <text:p text:style-name="P1"/>
      <text:p text:style-name="P1"/>
      <text:p text:style-name="P1">از لحاظی این کار مانند نوشتن console.log در جاوااسکریپت یا print در پایتون 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6T09:05:51.502476798</dc:date>
    <meta:editing-duration>PT3H47M10S</meta:editing-duration>
    <meta:editing-cycles>10</meta:editing-cycles>
    <meta:document-statistic meta:table-count="0" meta:image-count="0" meta:object-count="0" meta:page-count="1" meta:paragraph-count="4" meta:word-count="166" meta:character-count="792" meta:non-whitespace-character-count="624"/>
  </office:meta>
</office:document-meta>
</file>